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933" officeooo:paragraph-rsid="001f4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2:16:52.064893037</meta:creation-date>
    <dc:date>2022-08-25T02:17:12.850333596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